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content.xml" manifest:media-type="text/xml"/>
  <manifest:file-entry manifest:full-path="Object1/styles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7243a"/>
      <style:paragraph-properties fo:text-align="center"/>
    </style:style>
    <style:style style:name="P4" style:family="paragraph">
      <loext:graphic-properties draw:fill="solid" draw:fill-color="#edad0b"/>
      <style:paragraph-properties fo:text-align="center"/>
    </style:style>
    <style:style style:name="P5" style:family="paragraph">
      <loext:graphic-properties draw:fill="solid" draw:fill-color="#009f8c"/>
      <style:paragraph-properties fo:text-align="center"/>
    </style:style>
    <style:style style:name="P6" style:family="paragraph">
      <loext:graphic-properties draw:fill-color="#ffffff"/>
      <style:text-properties style:font-size-asian="20pt"/>
    </style:style>
    <style:style style:name="T1" style:family="text">
      <style:text-properties style:font-size-asian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background-color="#ffff00"/>
    </style:style>
    <style:style style:name="T4" style:family="text">
      <style:text-properties style:use-window-font-color="true" fo:background-color="transparent"/>
    </style:style>
    <style:style style:name="T5" style:family="text">
      <style:text-properties style:use-window-font-color="true" fo:font-weight="bold" fo:background-color="transparent" style:font-weight-asian="bold" style:font-weight-complex="bold"/>
    </style:style>
    <style:style style:name="T6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Hystrix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A Circuit Breaker library from Netflix 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ct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Hystrix is a library from Netflix. Hystrix isolates the points of access between the services, stops cascading failures across them and provides the fallback options.</text:p>
              </text:list-item>
              <text:list-item>
                <text:p>When you are calling a 3rd party application, it takes more time to send the response. So at that time, the control goes to the fallback method and returns the custom response to your application.</text:p>
              </text:list-item>
              <text:list-item>
                <text:p>Add the Spring Cloud Starter Hystrix dependency in our build configuration file. Maven users can add the following dependency in the <text:span text:style-name="T2">pom.xml</text:span> file −</text:p>
              </text:list-item>
            </text:list>
            <text:p><text:span text:style-name="T3">&lt;dependency&gt;</text:span></text:p>
            <text:p><text:span text:style-name="T3"><text:s text:c="3"/></text:span><text:span text:style-name="T3">&lt;groupId&gt;org.springframework.cloud&lt;/groupId&gt;</text:span></text:p>
            <text:p><text:span text:style-name="T3"><text:s text:c="3"/></text:span><text:span text:style-name="T3">&lt;artifactId&gt;spring-cloud-starter-hystrix&lt;/artifactId&gt;</text:span></text:p>
            <text:p><text:span text:style-name="T3">&lt;/dependency&gt;</text:span></text:p>
            <text:list text:continue-numbering="true" text:style-name="L2">
              <text:list-item>
                <text:p>Gradle users can add the following dependency in the <text:span text:style-name="T2">build.gradle</text:span> file −</text:p>
              </text:list-item>
            </text:list>
            <text:p><text:span text:style-name="T3">compile('org.springframework.cloud:spring-cloud-starter-hystrix'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orkshop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Add the </text:span><text:span text:style-name="T5">@EnableHystrix</text:span><text:span text:style-name="T4"> annotation into your main Spring Boot application class file. The </text:span><text:span text:style-name="T5">@EnableHystrix</text:span><text:span text:style-name="T4"> annotation is used to enable the Hystrix functionalities into your Spring Boot application</text:span></text:p>
              </text:list-item>
            </text:list>
            <text:p><text:span text:style-name="T3">@SpringBootApplication</text:span></text:p>
            <text:p><text:span text:style-name="T3">@EnableHystrix</text:span></text:p>
            <text:p><text:span text:style-name="T3">@RestController</text:span></text:p>
            <text:p><text:span text:style-name="T3">public class HystrixappApplication {</text:span></text:p>
            <text:p><text:span text:style-name="T3"><text:s text:c="3"/></text:span><text:span text:style-name="T3">public static void main(String[] args) {</text:span></text:p>
            <text:p><text:span text:style-name="T3"><text:s text:c="6"/></text:span><text:span text:style-name="T3">SpringApplication.run(HystrixappApplication.class, args);</text:span></text:p>
            <text:p><text:span text:style-name="T3"><text:s text:c="3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orkshop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Now write a simple Rest Controller such that it returns the String after 3 seconds from the requested time. And add the </text:span><text:span text:style-name="T5">@Hystrix</text:span><text:span text:style-name="T4"> command and </text:span><text:span text:style-name="T5">@HystrixProperty</text:span><text:span text:style-name="T4"> for the Rest API and define the timeout in milliseconds value.</text:span></text:p>
              </text:list-item>
            </text:list>
            <text:p><text:span text:style-name="T3">@RequestMapping(value = "/")</text:span></text:p>
            <text:p><text:span text:style-name="T3">@HystrixCommand(fallbackMethod = "fallback_hello", commandProperties = {</text:span></text:p>
            <text:p><text:span text:style-name="T3"><text:s text:c="3"/></text:span><text:span text:style-name="T3">@HystrixProperty(name = "execution.isolation.thread.timeoutInMilliseconds", value = "1000")</text:span></text:p>
            <text:p><text:span text:style-name="T3">})</text:span></text:p>
            <text:p><text:span text:style-name="T3">public String hello() throws InterruptedException {</text:span></text:p>
            <text:p><text:span text:style-name="T3"><text:s text:c="3"/></text:span><text:span text:style-name="T3">Thread.sleep(3000);</text:span></text:p>
            <text:p><text:span text:style-name="T3"><text:s text:c="3"/></text:span><text:span text:style-name="T3">return "Welcome Hystrix";</text:span></text:p>
            <text:p><text:span text:style-name="T3">}</text:span></text:p>
            <text:p><text:span text:style-name="T3">private String fallback_hello() {</text:span></text:p>
            <text:p><text:span text:style-name="T3"><text:s text:c="3"/></text:span><text:span text:style-name="T3">return "Request fails. It takes long time to response"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ploymen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You can create an executable JAR file, and run the Spring Boot application by using the following Maven or Gradle commands</text:span></text:p>
              </text:list-item>
            </text:list>
            <text:p><text:span text:style-name="T6">mvn clean install <text:s/></text:span></text:p>
            <text:p><text:span text:style-name="T7">or </text:span></text:p>
            <text:p><text:span text:style-name="T3">gradle clean build</text:span></text:p>
            <text:list text:continue-numbering="true" text:style-name="L2">
              <text:list-item>
                <text:p><text:span text:style-name="T4">After “BUILD SUCCESS”, you can find the JAR file under the </text:span><text:span text:style-name="T5">target</text:span><text:span text:style-name="T4"> and </text:span><text:span text:style-name="T5">build/libs</text:span><text:span text:style-name="T4"> directory.Now, run the JAR file by using the command given below −</text:span></text:p>
              </text:list-item>
            </text:list>
            <text:p><text:span text:style-name="T3">java –jar &lt;JARFIL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3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8-16T17:16:09.567000000</meta:creation-date>
    <meta:editing-duration>PT2H15M40S</meta:editing-duration>
    <meta:editing-cycles>7</meta:editing-cycles>
    <meta:generator>LibreOffice/6.3.3.2$Windows_X86_64 LibreOffice_project/a64200df03143b798afd1ec74a12ab50359878ed</meta:generator>
    <dc:title>Classy Red</dc:title>
    <dc:date>2021-09-06T19:42:14.077000000</dc:date>
    <dc:creator>Tarkeshwar Barua</dc:creator>
    <meta:document-statistic meta:object-count="71"/>
  </office:meta>
</office:document-meta>
</file>

<file path=Object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